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1.34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8pt" fo:language="none" fo:country="none" style:font-name-asian="Segoe UI" style:font-size-asian="18pt" style:language-asian="none" style:country-asian="none" style:font-name-complex="Alvi Nastaleeq" style:font-size-complex="18pt" style:language-complex="none" style:country-complex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" fo:font-size="18pt" fo:language="none" fo:country="none" style:font-name-asian="Segoe UI" style:font-size-asian="18pt" style:language-asian="none" style:country-asian="none" style:font-name-complex="Alvi Nastaleeq" style:font-size-complex="18pt" style:language-complex="none" style:country-complex="none"/>
    </style:style>
    <style:style style:name="ce3" style:family="table-cell" style:parent-style-name="Default">
      <style:text-properties style:font-name="F" fo:font-size="18pt" style:font-name-asian="Segoe UI" style:font-size-asian="18pt" style:language-asian="none" style:country-asian="none" style:font-name-complex="Alvi Nastaleeq" style:font-size-complex="18pt" style:language-complex="none" style:country-complex="none"/>
    </style:style>
    <style:style style:name="T1" style:family="text">
      <style:text-properties fo:language="ar" fo:country="S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پاس آ سکیں گے پھر نہ غم</text:p>
            <text:p>نادِ علی پڑھتے رہو</text:p>
          </table:table-cell>
          <table:table-cell office:value-type="string" calcext:value-type="string">
            <text:p>ہے مشورہ اے محترم</text:p>
            <text:p>نادِ علی پڑھتے رہو</text:p>
          </table:table-cell>
        </table:table-row>
        <table:table-row table:style-name="ro2">
          <table:table-cell office:value-type="string" calcext:value-type="string">
            <text:p>کشتی گری جب نوحؑ کی</text:p>
            <text:p>ہاتف نے یوں آواز دی</text:p>
            <text:p>طوفان جائے گا یہ تھم</text:p>
            <text:p>نادِ علی پڑھتے رہو</text:p>
          </table:table-cell>
          <table:table-cell office:value-type="string" calcext:value-type="string">
            <text:p>کیسی بھی ہو مشکل گھڑی</text:p>
            <text:p>سر پہ مصیبت ہو کڑی</text:p>
            <text:p>ٹل جائیں گے رنج و الم</text:p>
            <text:p>نادِ علی پڑھتے رہو</text:p>
          </table:table-cell>
        </table:table-row>
        <table:table-row table:style-name="ro2">
          <table:table-cell office:value-type="string" calcext:value-type="string">
            <text:p>تربت سے ہم ڈرتے نہیں</text:p>
            <text:p>جنت طلب کرتے نہیں</text:p>
            <text:p>پڑھتے ہوئے نکلے یہ دم</text:p>
            <text:p>نادِ علی پڑھتے رہو</text:p>
          </table:table-cell>
          <table:table-cell table:style-name="ce3" office:value-type="string" calcext:value-type="string">
            <text:p>جب معرک<text:span text:style-name="T1">ه</text:span> خیبر کا تھا<text:line-break/>احمدؐ سے خالق نے کہا<text:line-break/>پہنچیں گے حیدر ایک دم<text:line-break/>نادِ علی پڑھتے رہو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ذکرِ علی عبادت تیری</text:p>
            <text:p>بن جائے اک عادت تیری</text:p>
            <text:p>یہ زندگی نہ ہو جائے کم</text:p>
            <text:p>نادِ علی پڑھتے رہو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6:42:42.503671300</meta:creation-date>
    <dc:date>2026-01-21T16:43:50.304489200</dc:date>
    <meta:editing-duration>PT1M8S</meta:editing-duration>
    <meta:editing-cycles>1</meta:editing-cycles>
    <meta:document-statistic meta:table-count="1" meta:cell-count="7" meta:object-count="0"/>
    <meta:generator>LibreOffice/25.8.4.2$Windows_X86_64 LibreOffice_project/290daaa01b999472f0c7a3890eb6a550fd74c6df</meta:generator>
  </office:meta>
</office:document-meta>
</file>